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d42" officeooo:paragraph-rsid="0013a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ia de projeto c++</text:p>
      <text:p text:style-name="P1"/>
      <text:p text:style-name="P1"><text:tab/>Template builder for web: formulário que gera pastas e arquivos conforme o input do usuário;</text:p>
      <text:p text:style-name="P1"><text:tab/>Opção de adicionar novos elementos que seriam gerenciados pelo programa principal;</text:p>
      <text:p text:style-name="P1"><text:tab/>Adicionar seções + funções em Js + style basics + etc;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5:56:05.739626662</meta:creation-date>
    <dc:date>2023-05-24T17:05:07.511821178</dc:date>
    <meta:editing-duration>PT58M51S</meta:editing-duration>
    <meta:editing-cycles>1</meta:editing-cycles>
    <meta:document-statistic meta:table-count="0" meta:image-count="0" meta:object-count="0" meta:page-count="1" meta:paragraph-count="5" meta:word-count="41" meta:character-count="252" meta:non-whitespace-character-count="211"/>
    <meta:generator>LibreOffice/7.3.7.2$Linux_X86_64 LibreOffice_project/30$Build-2</meta:generator>
  </office:meta>
</office:document-meta>
</file>